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SUM([.G3];[.G32];[.G61])" office:value-type="float" office:value="98100" calcext:value-type="float">
            <text:p>981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[.J29]-[.K29]" office:value-type="float" office:value="7600" calcext:value-type="float">
            <text:p>7600</text:p>
          </table:table-cell>
          <table:table-cell/>
          <table:table-cell table:formula="of:=[.K29]-60000" office:value-type="float" office:value="120000" calcext:value-type="float">
            <text:p>120000</text:p>
          </table:table-cell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15" table:formula="of:=[.O2]-[.O1]" office:value-type="float" office:value="21900" calcext:value-type="float">
            <text:p>219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];[.C26];[.D26];[.F26])" office:value-type="float" office:value="1408.77329192547" calcext:value-type="float">
            <text:p>1408.7732919255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30000" calcext:value-type="float">
            <text:p>3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4500" calcext:value-type="float">
            <text:p>145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21"/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131.46103896104" calcext:value-type="float">
            <text:p>6131.461038961</text:p>
          </table:table-cell>
          <table:table-cell table:number-columns-repeated="3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30000" calcext:value-type="float">
            <text:p>30000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/>
          <table:table-cell office:value-type="float" office:value="60000" calcext:value-type="float">
            <text:p>6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15" table:formula="of:=SUM([.H4:.H28])" office:value-type="float" office:value="40257.1428571429" calcext:value-type="float">
            <text:p>40257.1428571429</text:p>
          </table:table-cell>
          <table:table-cell table:style-name="ce29"/>
          <table:table-cell table:style-name="ce15" table:formula="of:=SUM([.J3:.J28])" office:value-type="float" office:value="187600" calcext:value-type="float">
            <text:p>187600</text:p>
          </table:table-cell>
          <table:table-cell table:style-name="ce15" table:formula="of:=SUM([.K23:.K28])" office:value-type="float" office:value="180000" calcext:value-type="float">
            <text:p>180000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number-columns-repeated="6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32:.F32])" office:value-type="float" office:value="41300" calcext:value-type="float">
            <text:p>413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];[.C55];[.D55];[.F55])" office:value-type="float" office:value="1462.25296442688" calcext:value-type="float">
            <text:p>1462.252964426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D55])" office:value-type="float" office:value="1092.68774703557" calcext:value-type="float">
            <text:p>1092.687747035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C55:.F55])" office:value-type="float" office:value="1521.38339920949" calcext:value-type="float">
            <text:p>1521.383399209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];[.C55];[.F55])" office:value-type="float" office:value="1094.07114624506" calcext:value-type="float">
            <text:p>1094.0711462451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55:.F55])" office:value-type="float" office:value="1882.25296442688" calcext:value-type="float">
            <text:p>1882.2529644269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2" office:value-type="float" office:value="368.181818181818" calcext:value-type="float">
            <text:p>368.1818181818</text:p>
          </table:table-cell>
          <table:table-cell table:formula="of:=[.E32]/20" office:value-type="float" office:value="420" calcext:value-type="float">
            <text:p>420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512.68774703557" calcext:value-type="float">
            <text:p>1512.687747035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3">
          <table:table-cell table:style-name="ce66"/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25" office:value-type="string" calcext:value-type="string">
            <text:p>Hasmik K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15" table:formula="of:=SUM([.H33:.H57])" office:value-type="float" office:value="41296.837944664" calcext:value-type="float">
            <text:p>41296.837944664</text:p>
          </table:table-cell>
          <table:table-cell table:style-name="ce29"/>
          <table:table-cell table:number-columns-repeated="6"/>
        </table:table-row>
        <table:table-row table:style-name="ro3">
          <table:table-cell table:number-columns-repeated="8"/>
          <table:table-cell table:style-name="Default"/>
          <table:table-cell table:number-columns-repeated="6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table:number-columns-repeated="3"/>
          <table:table-cell table:style-name="ce15" table:formula="of:=SUM([.B61:.F61])" office:value-type="float" office:value="16900" calcext:value-type="float">
            <text:p>169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786.796536796537" calcext:value-type="float">
            <text:p>786.796536796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786.796536796537" calcext:value-type="float">
            <text:p>786.796536796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786.796536796537" calcext:value-type="float">
            <text:p>786.796536796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E84:.F84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];[.C84];[.D84];[.F84])" office:value-type="float" office:value="786.796536796537" calcext:value-type="float">
            <text:p>786.796536796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D84])" office:value-type="float" office:value="786.796536796537" calcext:value-type="float">
            <text:p>786.796536796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786.796536796537" calcext:value-type="float">
            <text:p>786.796536796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786.796536796537" calcext:value-type="float">
            <text:p>786.796536796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786.796536796537" calcext:value-type="float">
            <text:p>786.796536796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786.796536796537" calcext:value-type="float">
            <text:p>786.796536796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786.796536796537" calcext:value-type="float">
            <text:p>786.796536796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786.796536796537" calcext:value-type="float">
            <text:p>786.796536796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786.796536796537" calcext:value-type="float">
            <text:p>786.796536796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786.796536796537" calcext:value-type="float">
            <text:p>786.796536796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786.796536796537" calcext:value-type="float">
            <text:p>786.796536796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786.796536796537" calcext:value-type="float">
            <text:p>786.796536796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];[.C84];[.F84])" office:value-type="float" office:value="786.796536796537" calcext:value-type="float">
            <text:p>786.796536796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786.796536796537" calcext:value-type="float">
            <text:p>786.796536796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786.796536796537" calcext:value-type="float">
            <text:p>786.796536796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786.796536796537" calcext:value-type="float">
            <text:p>786.7965367965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84:.F84])" office:value-type="float" office:value="786.796536796537" calcext:value-type="float">
            <text:p>786.7965367965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786.796536796537" calcext:value-type="float">
            <text:p>786.7965367965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3">
          <table:table-cell/>
          <table:table-cell table:formula="of:=[.B61]/21" office:value-type="float" office:value="409.52380952381" calcext:value-type="float">
            <text:p>409.5238095238</text:p>
          </table:table-cell>
          <table:table-cell table:formula="of:=[.C61]/22" office:value-type="float" office:value="377.272727272727" calcext:value-type="float">
            <text:p>377.2727272727</text:p>
          </table:table-cell>
          <table:table-cell table:formula="of:=[.D61]/23" office:value-type="float" office:value="0" calcext:value-type="float">
            <text:p>0</text:p>
          </table:table-cell>
          <table:table-cell table:formula="of:=[.E61]/20" office:value-type="float" office:value="0" calcext:value-type="float">
            <text:p>0</text:p>
          </table:table-cell>
          <table:table-cell table:formula="of:=[.F61]/2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3">
          <table:table-cell table:style-name="ce66"/>
          <table:table-cell table:number-columns-repeated="5"/>
          <table:table-cell table:style-name="ce15" table:formula="of:=SUM([.B85:.F85])" office:value-type="float" office:value="0" calcext:value-type="float">
            <text:p>0</text:p>
          </table:table-cell>
          <table:table-cell table:formula="of:=SUM([.C84])" office:value-type="float" office:value="377.272727272727" calcext:value-type="float">
            <text:p>377.2727272727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3">
          <table:table-cell table:number-columns-repeated="8"/>
          <table:table-cell table:style-name="Default"/>
          <table:table-cell table:number-columns-repeated="6"/>
        </table:table-row>
        <table:table-row table:style-name="ro3">
          <table:table-cell table:number-columns-repeated="7"/>
          <table:table-cell table:style-name="ce15" table:formula="of:=SUM([.H62:.H86])" office:value-type="float" office:value="16900" calcext:value-type="float">
            <text:p>16900</text:p>
          </table:table-cell>
          <table:table-cell table:style-name="ce29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5">00/00/0000</text:date>, <text:time style:data-style-name="N2" text:time-value="11:18:14.3533257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1-15T11:18:40.262579031</dc:date>
    <meta:editing-duration>P10DT22H36M33S</meta:editing-duration>
    <meta:editing-cycles>3357</meta:editing-cycles>
    <meta:generator>LibreOffice/4.2.8.2$Linux_X86_64 LibreOffice_project/420m0$Build-2</meta:generator>
    <meta:document-statistic meta:table-count="20" meta:cell-count="9283" meta:object-count="0"/>
  </office:meta>
</office:document-meta>
</file>